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6" style:family="table-cell" style:parent-style-name="Default">
      <style:table-cell-properties style:text-align-source="value-type" style:repeat-content="false" fo:wrap-option="wrap" style:vertical-align="top"/>
      <style:text-properties style:font-name="Arial" fo:hyphenate="true"/>
    </style:style>
    <style:style style:name="ce37" style:family="table-cell" style:parent-style-name="Default">
      <style:text-properties style:font-name="Arial"/>
    </style:style>
    <style:style style:name="ce38" style:family="table-cell" style:parent-style-name="Default">
      <style:table-cell-properties style:vertical-align="middle"/>
      <style:text-properties style:font-name="Arial" fo:font-size="9pt" style:font-size-asian="9pt" style:font-size-complex="9pt"/>
    </style:style>
    <style:style style:name="ce39" style:family="table-cell" style:parent-style-name="Default">
      <style:table-cell-properties fo:wrap-option="wrap" style:vertical-align="middle"/>
      <style:text-properties style:font-name="Arial" fo:font-size="9pt" style:font-size-asian="9pt" style:font-size-complex="9pt"/>
    </style:style>
    <style:style style:name="ce40"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4" table:default-cell-style-name="ce20"/>
        <table:table-column table:style-name="co2" table:number-columns-repeated="7" table:default-cell-style-name="ce32"/>
        <table:table-column table:style-name="co3" table:number-columns-repeated="1001" table:default-cell-style-name="ce37"/>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7"/>
          <table:table-cell table:style-name="ce36" table:number-columns-repeated="1001"/>
          <table:table-cell table:style-name="ce40"/>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7"/>
          <table:table-cell table:number-columns-repeated="1002"/>
        </table:table-row>
        <table:table-row table:style-name="ro3">
          <table:table-cell table:style-name="ce2"/>
          <table:table-cell table:style-name="ce15" table:number-columns-repeated="14"/>
          <table:table-cell table:style-name="ce28" office:value-type="string" calcext:value-type="string">
            <text:p>FYI only:</text:p>
          </table:table-cell>
          <table:table-cell table:style-name="ce33" office:value-type="string" calcext:value-type="string">
            <text:p>RESULT:</text:p>
          </table:table-cell>
          <table:table-cell table:number-columns-repeated="5" table:style-name="ce28" office:value-type="string" calcext:value-type="string">
            <text:p>FYI only:</text:p>
          </table:table-cell>
          <table:table-cell table:number-columns-repeated="1002"/>
        </table:table-row>
        <table:table-header-rows>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Q)</text:p>
            </table:table-cell>
            <table:table-cell table:style-name="ce28" office:value-type="string" calcext:value-type="string">
              <text:p>Median</text:p>
            </table:table-cell>
            <table:table-cell table:style-name="ce28" office:value-type="string" calcext:value-type="string">
              <text:p>(S)</text:p>
            </table:table-cell>
            <table:table-cell table:number-columns-repeated="2" table:style-name="ce28" office:value-type="string" calcext:value-type="string">
              <text:p>StdDev</text:p>
            </table:table-cell>
            <table:table-cell table:number-columns-repeated="1002"/>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number-columns-repeated="1002"/>
          </table:table-row>
        </table:table-header-rows>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 ones</text:p>
          </table:table-cell>
          <table:table-cell table:style-name="ce30" office:value-type="string" calcext:value-type="string">
            <text:p>(P)</text:p>
          </table:table-cell>
          <table:table-cell table:style-name="ce30" office:value-type="string" calcext:value-type="string">
            <text:p>red</text:p>
          </table:table-cell>
          <table:table-cell table:style-name="ce30" office:value-type="string" calcext:value-type="string">
            <text:p>(P)</text:p>
          </table:table-cell>
          <table:table-cell table:style-name="ce30"/>
          <table:table-cell table:style-name="ce30" office:value-type="string" calcext:value-type="string">
            <text:p>red ones</text:p>
          </table:table-cell>
          <table:table-cell table:number-columns-repeated="1002"/>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3"/>
          <table:table-cell table:style-name="ce30"/>
          <table:table-cell table:style-name="ce35"/>
          <table:table-cell table:style-name="ce30" table:number-columns-repeated="5"/>
          <table:table-cell table:number-columns-repeated="1002"/>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6"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8" table:number-columns-repeated="1001"/>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8" table:number-columns-repeated="1001"/>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95"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9"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8" table:number-columns-repeated="1001"/>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7"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8" table:number-columns-repeated="1001"/>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9"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8" table:number-columns-repeated="1001"/>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8" table:number-columns-repeated="1001"/>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number-columns-repeated="100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9"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8" table:number-columns-repeated="1001"/>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6"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8" table:number-columns-repeated="1001"/>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599"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8" table:number-columns-repeated="1001"/>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01"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8" table:number-columns-repeated="1001"/>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699"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8" table:number-columns-repeated="1001"/>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8"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8" table:number-columns-repeated="1001"/>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8" table:number-columns-repeated="1001"/>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8" table:number-columns-repeated="1001"/>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2"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6"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8" table:number-columns-repeated="1001"/>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31"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8" table:number-columns-repeated="1001"/>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8" table:number-columns-repeated="1001"/>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7"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8" table:number-columns-repeated="1001"/>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7"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8" table:number-columns-repeated="1001"/>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8" table:number-columns-repeated="1001"/>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4"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8" table:number-columns-repeated="1001"/>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4"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8" table:number-columns-repeated="1001"/>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1"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8" table:number-columns-repeated="1001"/>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8" table:number-columns-repeated="1001"/>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79"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8" table:number-columns-repeated="1001"/>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8" table:number-columns-repeated="1001"/>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8" table:number-columns-repeated="1001"/>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number-columns-repeated="100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2"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9" table:number-columns-repeated="1001"/>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1"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3"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9" table:number-columns-repeated="1001"/>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9" table:number-columns-repeated="1001"/>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number-columns-repeated="100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8" table:number-columns-repeated="1001"/>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3"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8" table:number-columns-repeated="1001"/>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8" table:number-columns-repeated="1001"/>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8" table:number-columns-repeated="1001"/>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1"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8" table:number-columns-repeated="1001"/>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19"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91"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8" table:number-columns-repeated="1001"/>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number-columns-repeated="100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4"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8" table:number-columns-repeated="1001"/>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8" table:number-columns-repeated="1001"/>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1"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8" table:number-columns-repeated="1001"/>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8" table:number-columns-repeated="1001"/>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8" table:number-columns-repeated="1001"/>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1"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8" table:number-columns-repeated="1001"/>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8" table:number-columns-repeated="1001"/>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1"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3"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8" table:number-columns-repeated="1001"/>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5"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9"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8" table:number-columns-repeated="1001"/>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7"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8" table:number-columns-repeated="1001"/>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8" table:number-columns-repeated="1001"/>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8" table:number-columns-repeated="1001"/>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8" table:number-columns-repeated="1001"/>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8" table:number-columns-repeated="1001"/>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9"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9"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8" table:number-columns-repeated="1001"/>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8" table:number-columns-repeated="1001"/>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8" table:number-columns-repeated="1001"/>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4"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8" table:number-columns-repeated="1001"/>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number-columns-repeated="100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2"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8" table:number-columns-repeated="1001"/>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3"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8" table:number-columns-repeated="1001"/>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8" table:number-columns-repeated="1001"/>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99"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9"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8" table:number-columns-repeated="1001"/>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8" table:number-columns-repeated="1001"/>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8" table:number-columns-repeated="1001"/>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8" table:number-columns-repeated="1001"/>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5"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6"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8" table:number-columns-repeated="1001"/>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8" table:number-columns-repeated="1001"/>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4"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8" table:number-columns-repeated="1001"/>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8" table:number-columns-repeated="1001"/>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6"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8" table:number-columns-repeated="1001"/>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00000000001"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8" table:number-columns-repeated="1001"/>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23:56:55.9276654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559" meta:object-count="0"/>
  </office:meta>
</office:document-meta>
</file>